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5" style:family="paragraph" style:parent-style-name="Standard">
      <style:text-properties style:font-name="Liberation Sans" fo:font-size="12pt" officeooo:rsid="0fe8c1b7" officeooo:paragraph-rsid="10cf1b2f" style:font-size-asian="12pt" style:font-size-complex="12pt"/>
    </style:style>
    <style:style style:name="P26" style:family="paragraph" style:parent-style-name="Footnote">
      <style:text-properties style:font-name="Liberation Sans" officeooo:paragraph-rsid="10cbf2b1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4f68805"/>
    </style:style>
    <style:style style:name="P32" style:family="paragraph" style:parent-style-name="Standard">
      <style:text-properties officeooo:paragraph-rsid="0bad8f69"/>
    </style:style>
    <style:style style:name="P33" style:family="paragraph" style:parent-style-name="Footnote">
      <style:text-properties officeooo:rsid="043ccc66" officeooo:paragraph-rsid="0f40045a"/>
    </style:style>
    <style:style style:name="P34" style:family="paragraph" style:parent-style-name="Footnote">
      <style:text-properties officeooo:rsid="043ccc66" officeooo:paragraph-rsid="0f4dc0dc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db91b2"/>
    </style:style>
    <style:style style:name="P53" style:family="paragraph" style:parent-style-name="Standard">
      <style:text-properties officeooo:rsid="0dde9a1c" officeooo:paragraph-rsid="0fdc081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>
      <style:text-properties officeooo:paragraph-rsid="1087d72e"/>
    </style:style>
    <style:style style:name="P79" style:family="paragraph" style:parent-style-name="Footnote">
      <style:text-properties officeooo:paragraph-rsid="1094fa2b"/>
    </style:style>
    <style:style style:name="P80" style:family="paragraph" style:parent-style-name="Footnote">
      <style:text-properties officeooo:paragraph-rsid="10a1361c" fo:background-color="transparent"/>
    </style:style>
    <style:style style:name="P81" style:family="paragraph" style:parent-style-name="Standard">
      <style:text-properties officeooo:paragraph-rsid="10a2818a"/>
    </style:style>
    <style:style style:name="P82" style:family="paragraph" style:parent-style-name="Standard">
      <style:text-properties officeooo:paragraph-rsid="10ab7791"/>
    </style:style>
    <style:style style:name="P83" style:family="paragraph" style:parent-style-name="Standard">
      <style:text-properties officeooo:paragraph-rsid="10ad0bd8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92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3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94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96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7" style:family="paragraph" style:parent-style-name="Standard">
      <style:text-properties fo:language="en" fo:country="GB" officeooo:rsid="103c421a" officeooo:paragraph-rsid="103c421a"/>
    </style:style>
    <style:style style:name="P98" style:family="paragraph" style:parent-style-name="Standard">
      <style:text-properties fo:language="en" fo:country="GB" officeooo:rsid="103cd3c9" officeooo:paragraph-rsid="103cd3c9"/>
    </style:style>
    <style:style style:name="P99" style:family="paragraph" style:parent-style-name="Standard">
      <style:text-properties fo:language="en" fo:country="GB" officeooo:rsid="103d9705" officeooo:paragraph-rsid="103d9705"/>
    </style:style>
    <style:style style:name="P100" style:family="paragraph" style:parent-style-name="Standard">
      <style:text-properties fo:language="en" fo:country="GB" officeooo:paragraph-rsid="0fc8b815"/>
    </style:style>
    <style:style style:name="P101" style:family="paragraph" style:parent-style-name="Standard">
      <style:text-properties fo:language="en" fo:country="GB" officeooo:paragraph-rsid="10414f85"/>
    </style:style>
    <style:style style:name="P102" style:family="paragraph" style:parent-style-name="Standard">
      <style:text-properties fo:language="en" fo:country="GB" officeooo:rsid="10460ef1" officeooo:paragraph-rsid="10460ef1"/>
    </style:style>
    <style:style style:name="P103" style:family="paragraph" style:parent-style-name="Standard">
      <style:text-properties style:font-name="Liberation Mono" fo:font-size="11pt" fo:language="en" fo:country="GB" officeooo:rsid="0fe82bfa" officeooo:paragraph-rsid="10ae6a70" style:font-size-asian="11pt" style:font-size-complex="11pt"/>
    </style:style>
    <style:style style:name="P104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en" fo:country="GB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19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0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style:font-name="Liberation Sans" fo:font-size="12pt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6" style:family="text">
      <style:text-properties style:font-name="Liberation Sans" fo:font-size="12pt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style:font-name="Liberation Sans" fo:font-size="12pt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style:font-name="Liberation Sans" fo:font-size="12pt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1" style:family="text">
      <style:text-properties style:font-name="Liberation Sans" fo:font-size="12pt" officeooo:rsid="0f51b898"/>
    </style:style>
    <style:style style:name="T32" style:family="text">
      <style:text-properties style:font-name="Liberation Sans" officeooo:rsid="0f1e3d19"/>
    </style:style>
    <style:style style:name="T33" style:family="text">
      <style:text-properties style:font-name="Liberation Sans" style:text-underline-style="solid" style:text-underline-width="auto" style:text-underline-color="font-color" officeooo:rsid="0f28d107"/>
    </style:style>
    <style:style style:name="T34" style:family="text">
      <style:text-properties style:font-name="Liberation Sans" officeooo:rsid="0f28d107"/>
    </style:style>
    <style:style style:name="T35" style:family="text">
      <style:text-properties style:language-asian="nl" style:country-asian="NL"/>
    </style:style>
    <style:style style:name="T36" style:family="text">
      <style:text-properties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officeooo:rsid="0fd4093d"/>
    </style:style>
    <style:style style:name="T38" style:family="text">
      <style:text-properties officeooo:rsid="02f99a6c"/>
    </style:style>
    <style:style style:name="T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" fo:font-size="10pt" style:text-underline-style="none" officeooo:rsid="0fddbd8c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20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205" style:family="text">
      <style:text-properties fo:color="#000000" loext:opacity="100%" style:text-line-through-style="none" style:text-line-through-type="none" style:font-name="Liberation Sans" fo:font-size="8pt" officeooo:rsid="04473353" style:font-size-asian="8pt" style:font-size-complex="8pt"/>
    </style:style>
    <style:style style:name="T206" style:family="text">
      <style:text-properties fo:color="#000000" loext:opacity="100%" style:text-line-through-style="none" style:text-line-through-type="none" style:font-name="Liberation Sans" fo:font-size="8pt" officeooo:rsid="01657261" style:font-size-asian="8pt" style:font-size-complex="8pt"/>
    </style:style>
    <style:style style:name="T2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29" style:family="text">
      <style:text-properties fo:color="#000000" loext:opacity="100%" style:text-line-through-style="none" style:text-line-through-type="none" fo:font-size="8pt" officeooo:rsid="0fed6741" style:font-size-asian="8pt" style:font-size-complex="8pt" loext:padding="0.049cm" loext:border="0.31pt solid #000000"/>
    </style:style>
    <style:style style:name="T2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6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263" style:family="text">
      <style:text-properties fo:color="#000000" loext:opacity="100%" style:font-name="Liberation Sans" fo:font-size="12pt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style:font-name="Liberation Sans" fo:font-size="12pt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loext:opacity="100%" style:font-name="Liberation Sans" fo:font-size="12pt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loext:opacity="100%" style:font-name="Liberation Sans" fo:font-size="12pt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90" style:family="text">
      <style:text-properties fo:color="#000000" loext:opacity="100%" style:font-name="Liberation Sans" fo:font-size="12pt" officeooo:rsid="004804ae" fo:background-color="#ffff00" loext:char-shading-value="0" style:font-size-asian="12pt" style:font-size-complex="12pt"/>
    </style:style>
    <style:style style:name="T29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6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07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08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311" style:family="text">
      <style:text-properties fo:color="#000000" loext:opacity="100%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2" style:family="text">
      <style:text-properties fo:color="#000000" loext:opacity="100%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3" style:family="text">
      <style:text-properties fo:color="#000000" loext:opacity="100%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317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35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style:font-size-asian="12pt" style:font-size-complex="12pt"/>
    </style:style>
    <style:style style:name="T372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officeooo:rsid="10a8517b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0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1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395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96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397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398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6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10" style:family="text">
      <style:text-properties fo:font-size="10pt" style:font-size-asian="10pt" style:font-size-complex="10pt"/>
    </style:style>
    <style:style style:name="T411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12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6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7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1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2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42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4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423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24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25" style:family="text">
      <style:text-properties fo:language="en" fo:country="GB"/>
    </style:style>
    <style:style style:name="T42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7" style:family="text">
      <style:text-properties fo:language="en" fo:country="GB" officeooo:rsid="0f28d107"/>
    </style:style>
    <style:style style:name="T42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fo:language="en" fo:country="GB" officeooo:rsid="10a5d07d"/>
    </style:style>
    <style:style style:name="T430" style:family="text">
      <style:text-properties fo:language="en" fo:country="GB" fo:font-weight="bold" style:font-weight-asian="bold" style:font-weight-complex="bold"/>
    </style:style>
    <style:style style:name="T431" style:family="text">
      <style:text-properties fo:language="en" fo:country="GB" fo:font-weight="bold" officeooo:rsid="104d5027" style:font-weight-asian="bold" style:font-weight-complex="bold"/>
    </style:style>
    <style:style style:name="T432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3" style:family="text">
      <style:text-properties officeooo:rsid="103c421a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officeooo:rsid="104d5027" style:font-weight-asian="bold" style:font-weight-complex="bold"/>
    </style:style>
    <style:style style:name="T436" style:family="text">
      <style:text-properties officeooo:rsid="1061b5b8"/>
    </style:style>
    <style:style style:name="T437" style:family="text">
      <style:text-properties officeooo:rsid="1069ed98"/>
    </style:style>
    <style:style style:name="T438" style:family="text">
      <style:text-properties officeooo:rsid="106d22f6"/>
    </style:style>
    <style:style style:name="T43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0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1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2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3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5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57" style:family="text">
      <style:text-properties fo:font-variant="normal" fo:text-transform="none" style:text-line-through-style="none" style:text-line-through-type="none" fo:letter-spacing="norma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5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65" style:family="text">
      <style:text-properties fo:font-variant="normal" fo:text-transform="none" fo:color="#000000" loext:opacity="100%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6" style:family="text">
      <style:text-properties fo:font-variant="normal" fo:text-transform="none" fo:color="#000000" loext:opacity="100%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7" style:family="text">
      <style:text-properties fo:font-variant="normal" fo:text-transform="none" fo:color="#000000" loext:opacity="100%" fo:font-size="10pt" fo:letter-spacing="normal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8" style:family="text">
      <style:text-properties fo:font-variant="normal" fo:text-transform="none" fo:color="#000000" loext:opacity="100%" fo:font-size="10pt" fo:letter-spacing="normal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9" style:family="text">
      <style:text-properties fo:font-variant="normal" fo:text-transform="none" fo:color="#000000" loext:opacity="100%" fo:font-size="10pt" fo:letter-spacing="normal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70" style:family="text">
      <style:text-properties fo:font-variant="normal" fo:text-transform="none" fo:color="#000000" loext:opacity="100%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73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74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7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7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77" style:family="text">
      <style:text-properties officeooo:rsid="0ffa97b0"/>
    </style:style>
    <style:style style:name="T478" style:family="text">
      <style:text-properties style:text-underline-style="solid" style:text-underline-width="auto" style:text-underline-color="font-color" officeooo:rsid="0ff4a399"/>
    </style:style>
    <style:style style:name="T479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0" style:family="text">
      <style:text-properties officeooo:rsid="0f28d107"/>
    </style:style>
    <style:style style:name="T481" style:family="text">
      <style:text-properties officeooo:rsid="10a5d07d"/>
    </style:style>
    <style:style style:name="T482" style:family="text">
      <style:text-properties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3" style:family="text">
      <style:text-properties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Strong_20_Emphasis"><text:span text:style-name="T243">Checklist for installing</text:span></text:span><text:span text:style-name="T298"> </text:span><text:span text:style-name="T298"><text:user-field-get text:name="Distro">Debian</text:user-field-get></text:span><text:span text:style-name="T299"><text:s/></text:span><text:span text:style-name="T299"><text:user-field-get text:name="Version">12</text:user-field-get></text:span><text:span text:style-name="T300"><text:note text:id="ftn1" text:note-class="footnote"><text:note-citation>1</text:note-citation><text:note-body><text:p text:style-name="P26"><text:span text:style-name="T459">This </text:span><text:span text:style-name="Strong_20_Emphasis"><text:span text:style-name="T471"><text:user-field-get text:name="Distro">Debian</text:user-field-get></text:span></text:span><text:span text:style-name="T460"><text:s/></text:span><text:span text:style-name="T464"><text:user-field-get text:name="Version">12</text:user-field-get></text:span><text:span text:style-name="T464"><text:s/></text:span><text:span text:style-name="Strong_20_Emphasis"><text:span text:style-name="T472"><text:user-field-get text:name="Edition">Server</text:user-field-get></text:span></text:span><text:span text:style-name="T459"><text:s/>(codename </text:span><text:span text:style-name="T461">bookworm</text:span><text:span text:style-name="T459">) from </text:span><text:span text:style-name="T462">June</text:span><text:span text:style-name="T459"> </text:span><text:span text:style-name="Strong_20_Emphasis"><text:span text:style-name="T475"><text:user-field-get text:name="Releaseyear">2023</text:user-field-get></text:span></text:span><text:span text:style-name="T459"><text:s/>is a so-called LTS version (stands for Long-Term Support) and is supported for 5 years until </text:span><text:span text:style-name="T463">June</text:span><text:span text:style-name="T459"> </text:span><text:span text:style-name="T292">202</text:span><text:span text:style-name="T294">8</text:span><text:span text:style-name="T293">.</text:span></text:p></text:note-body></text:note></text:span><text:span text:style-name="T301"><text:s/></text:span><text:span text:style-name="T301"><text:user-field-get text:name="Edition">Server</text:user-field-get></text:span><text:span text:style-name="T302">.</text:span></text:p>
      <text:p text:style-name="P39"><text:span text:style-name="Strong_20_Emphasis"><text:span text:style-name="T152"/></text:span></text:p>
      <text:p text:style-name="P39"><text:span text:style-name="Strong_20_Emphasis"><text:span text:style-name="T419">This is a fillable PDF, no printing required.</text:span></text:span></text:p>
      <text:p text:style-name="P42"><text:span text:style-name="Strong_20_Emphasis"><text:span text:style-name="T234"/></text:span></text:p>
      <text:p text:style-name="P40"><text:span text:style-name="T32">Fill in the </text:span><text:span text:style-name="Strong_20_Emphasis"><text:span text:style-name="T422"><text:s/></text:span></text:span><text:span text:style-name="Strong_20_Emphasis"><text:span text:style-name="T421">text box</text:span></text:span><text:span text:style-name="T32"> behind the </text:span><text:span text:style-name="T33">underlined</text:span><text:span text:style-name="T34"> </text:span><text:span text:style-name="T32">words, see [explanation]:</text:span></text:p>
      <text:p text:style-name="P44"><text:span text:style-name="Definition"><text:span text:style-name="T426">user</text:span></text:span><text:span text:style-name="T326"><text:tab/><text:tab/></text:span><text:span text:style-name="T325"> <text:tab/><text:tab/><text:tab/> </text:span><text:span text:style-name="T327"><draw:control text:anchor-type="as-char" svg:y="-0.4cm" draw:z-index="18" draw:name="Gebruiker 1" draw:style-name="gr2" draw:text-style-name="P106" svg:width="6.4cm" svg:height="0.6cm" draw:control="control17"><svg:title>Gebruiker</svg:title><svg:desc>Volledige naam, bijv. Jan Stek</svg:desc></draw:control></text:span><text:span text:style-name="T327"><text:s text:c="2"/></text:span><text:span text:style-name="T328">[</text:span><text:span text:style-name="T330">F</text:span><text:span text:style-name="T331">ull </text:span><text:span text:style-name="T320">na</text:span><text:span text:style-name="T321">me,</text:span><text:span text:style-name="T320"> </text:span><text:span text:style-name="T321">e.g.</text:span><text:span text:style-name="T320"> </text:span><text:span text:style-name="T322">J</text:span><text:span text:style-name="T337">oh</text:span><text:span text:style-name="T322">n </text:span><text:span text:style-name="T324">Doe</text:span><text:span text:style-name="T336">]</text:span></text:p>
      <text:p text:style-name="P81"><text:span text:style-name="Definition"><text:span text:style-name="T319">USER</text:span></text:span><text:span text:style-name="Definition"><text:span text:style-name="T425">na</text:span></text:span><text:span text:style-name="Definition"><text:span text:style-name="T427">me</text:span></text:span><text:span text:style-name="T318"><text:tab/><text:tab/><text:tab/> </text:span><text:span text:style-name="T318"><draw:control text:anchor-type="as-char" svg:y="-0.4cm" draw:z-index="19" draw:name="Gberuikersnaam 2" draw:style-name="gr2" draw:text-style-name="P106" svg:width="6.4cm" svg:height="0.6cm" draw:control="control18"><svg:title>Gebruikersnaam</svg:title><svg:desc>Korte naam, bijv. jan</svg:desc></draw:control></text:span><text:span text:style-name="T318"><text:s text:c="2"/></text:span><text:span text:style-name="T5">[</text:span><text:span text:style-name="T8">U</text:span><text:span text:style-name="T6">ser</text:span><text:span text:style-name="T4"> na</text:span><text:span text:style-name="T7">me</text:span><text:span text:style-name="T4">, </text:span><text:span text:style-name="T7">e.g.</text:span><text:span text:style-name="T4"> </text:span><text:span text:style-name="T244">j</text:span><text:span text:style-name="T246">oh</text:span><text:span text:style-name="T244">n</text:span><text:span text:style-name="T245">]</text:span></text:p>
      <text:p text:style-name="P44"><text:span text:style-name="Definition"><text:span text:style-name="T429">serv</text:span></text:span><text:span text:style-name="Definition"><text:span text:style-name="T425">ERNA</text:span></text:span><text:span text:style-name="Definition"><text:span text:style-name="T427">me</text:span></text:span><text:span text:style-name="T338"><text:tab/><text:tab/> </text:span><text:span text:style-name="T425"><draw:control text:anchor-type="as-char" svg:y="-0.4cm" draw:z-index="20" draw:name="Computernaam 1" draw:style-name="gr2" draw:text-style-name="P106" svg:width="6.4cm" svg:height="0.6cm" draw:control="control19"><svg:title>Computernaam</svg:title><svg:desc>Unieke naam van de computer</svg:desc></draw:control></text:span><text:span text:style-name="T425"><text:s text:c="2"/></text:span><text:span text:style-name="T341">[</text:span><text:span text:style-name="T345">N</text:span><text:span text:style-name="T339">a</text:span><text:span text:style-name="T342">me of the</text:span><text:span text:style-name="T339"> </text:span><text:span text:style-name="T346">server</text:span><text:span text:style-name="T340">, </text:span><text:span text:style-name="T342">e.g.</text:span><text:span text:style-name="T343"> </text:span><text:span text:style-name="T346">sv</text:span><text:span text:style-name="T344">02</text:span><text:span text:style-name="T341">]</text:span></text:p>
      <text:p text:style-name="P44"><text:span text:style-name="Definition"><text:span text:style-name="T348">USER</text:span></text:span><text:span text:style-name="T347"><text:tab/><text:tab/></text:span><text:span text:style-name="T325"> <text:tab/><text:tab/><text:tab/> </text:span><text:span text:style-name="T327"><draw:control text:anchor-type="as-char" svg:y="-0.4cm" draw:z-index="21" draw:name="Gebruiker 2" draw:style-name="gr2" draw:text-style-name="P106" svg:width="6.4cm" svg:height="0.6cm" draw:control="control20"><svg:title>Gebruiker</svg:title><svg:desc>Volledige naam, bijv. Jan Stek</svg:desc></draw:control></text:span><text:span text:style-name="T327"><text:s text:c="2"/></text:span><text:span text:style-name="T328">[</text:span><text:span text:style-name="T330">F</text:span><text:span text:style-name="T329">ull </text:span><text:span text:style-name="T332">na</text:span><text:span text:style-name="T333">me</text:span><text:span text:style-name="T332"> possibly </text:span><text:span text:style-name="T334">2</text:span><text:span text:style-name="T404">nd</text:span><text:span text:style-name="T334"> </text:span><text:span text:style-name="T335">user</text:span><text:span text:style-name="T323">]</text:span></text:p>
      <text:p text:style-name="P81"><text:span text:style-name="Definition"><text:span text:style-name="T348">USERN</text:span></text:span><text:span text:style-name="Definition"><text:span text:style-name="T349">a</text:span></text:span><text:span text:style-name="Definition"><text:span text:style-name="T350">me</text:span></text:span><text:span text:style-name="Definition"><text:span text:style-name="T355"><text:tab/><text:tab/><text:tab/> </text:span></text:span><text:span text:style-name="T318"><draw:control text:anchor-type="as-char" svg:y="-0.4cm" draw:z-index="22" draw:name="Gberuikersnaam 1" draw:style-name="gr2" draw:text-style-name="P106" svg:width="6.4cm" svg:height="0.6cm" draw:control="control21"><svg:title>Gebruikersnaam</svg:title><svg:desc>Korte naam, bijv. jan</svg:desc></draw:control></text:span><text:span text:style-name="T318"><text:s text:c="2"/></text:span><text:span text:style-name="T352">[</text:span><text:span text:style-name="T354">U</text:span><text:span text:style-name="T353">ser</text:span><text:span text:style-name="T351"> </text:span><text:span text:style-name="T358">na</text:span><text:span text:style-name="T359">me</text:span><text:span text:style-name="T358"> possibly </text:span><text:span text:style-name="T360">2</text:span><text:span text:style-name="T405">nd</text:span><text:span text:style-name="T360"> </text:span><text:span text:style-name="T357">user</text:span><text:span text:style-name="T356">]</text:span></text:p>
      <text:p text:style-name="P44"><text:span text:style-name="T247">Replace the </text:span><text:span text:style-name="T255">underlined</text:span><text:span text:style-name="T247"> words in this checklist with those in the </text:span><text:span text:style-name="Strong_20_Emphasis"><text:span text:style-name="T103">te</text:span></text:span><text:span text:style-name="Strong_20_Emphasis"><text:span text:style-name="T117">x</text:span></text:span><text:span text:style-name="Strong_20_Emphasis"><text:span text:style-name="T103">t </text:span></text:span><text:span text:style-name="Strong_20_Emphasis"><text:span text:style-name="T117">box</text:span></text:span><text:span text:style-name="T247">.</text:span></text:p>
      <text:p text:style-name="P4"/>
      <text:p text:style-name="P4"/>
      <text:p text:style-name="P45"><text:span text:style-name="T257">Not yet on Linux?</text:span><text:span text:style-name="T248"><text:tab/></text:span><text:span text:style-name="Strong_20_Emphasis"><text:span text:style-name="T123"><draw:control text:anchor-type="as-char" draw:z-index="23" draw:name="Vorm 3" draw:style-name="gr1" draw:text-style-name="P105" svg:width="0.35cm" svg:height="0.35cm" draw:control="control22"/></text:span></text:span><text:span text:style-name="T253"><text:tab/></text:span><text:span text:style-name="T254">Use</text:span><text:span text:style-name="T249"> </text:span><text:span text:style-name="Strong_20_Emphasis"><text:span text:style-name="T259">Checklist </text:span></text:span><text:span text:style-name="Strong_20_Emphasis"><text:span text:style-name="T260">transfer</text:span></text:span><text:span text:style-name="T249"> o</text:span><text:span text:style-name="T250">n</text:span><text:span text:style-name="T249"> </text:span><text:a xlink:type="simple" xlink:href="https://karelzimmer.nl/html/en/home.html" text:style-name="Internet_20_link" text:visited-style-name="Visited_20_Internet_20_Link"><text:span text:style-name="Internet_20_link"><text:span text:style-name="T10">karelzimmer.nl/en</text:span></text:span></text:a><text:span text:style-name="T251"> </text:span><text:span text:style-name="T250">u</text:span><text:span text:style-name="T251">nder </text:span><text:span text:style-name="T258">Linux</text:span><text:span text:style-name="T252">.</text:span></text:p>
      <text:p text:style-name="P46"><text:span text:style-name="T138">New installation?</text:span><text:span text:style-name="T99"><text:tab/><text:tab/></text:span><text:span text:style-name="Strong_20_Emphasis"><text:span text:style-name="T123"><draw:control text:anchor-type="as-char" draw:z-index="24" draw:name="Vorm 4" draw:style-name="gr1" draw:text-style-name="P105" svg:width="0.35cm" svg:height="0.35cm" draw:control="control23"/></text:span></text:span><text:span text:style-name="T129"><text:tab/>Start at chapter </text:span><text:span text:style-name="T143"><text:bookmark-ref text:reference-format="page" text:ref-name="__RefNumPara__4009_12717081281">2</text:bookmark-ref></text:span><text:span text:style-name="T143"><text:s text:c="2"/></text:span><text:span text:style-name="T143"><text:bookmark-ref text:reference-format="text" text:ref-name="__RefNumPara__4009_12717081281">Perform installation</text:bookmark-ref></text:span><text:span text:style-name="T100">.</text:span></text:p>
      <text:p text:style-name="P41"/>
      <text:p text:style-name="P43"><text:span text:style-name="Strong_20_Emphasis"><text:span text:style-name="T97"/></text:span></text:p>
      <text:list text:style-name="L1">
        <text:list-item>
          <text:p text:style-name="P87"><text:bookmark-start text:name="__RefNumPara__4083_1271708128"/>Prepar<text:span text:style-name="T436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61"><text:span text:style-name="Strong_20_Emphasis"><text:span text:style-name="T123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23"><draw:control text:anchor-type="as-char" draw:z-index="14" draw:name="Vorm 5" draw:style-name="gr1" draw:text-style-name="P105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101">Log in as </text:span></text:span><text:span text:style-name="Definition"><text:span text:style-name="T11">USER</text:span></text:span><text:span text:style-name="Definition"><text:span text:style-name="T17"><text:note text:id="ftn2" text:note-class="footnote"><text:note-citation>2</text:note-citation><text:note-body><text:p text:style-name="P33"><text:span text:style-name="User_20_Entry"><text:span text:style-name="T165">Login any additional </text:span></text:span><text:span text:style-name="Definition"><text:span text:style-name="T409">USER</text:span></text:span><text:span text:style-name="User_20_Entry"><text:span text:style-name="T166">s</text:span></text:span><text:span text:style-name="User_20_Entry"><text:span text:style-name="T175"> </text:span></text:span><text:span text:style-name="User_20_Entry"><text:span text:style-name="T165">and follow the same steps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62"><text:span text:style-name="Strong_20_Emphasis"><text:span text:style-name="T10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61"><text:span text:style-name="Strong_20_Emphasis"><text:span text:style-name="T123"><draw:control text:anchor-type="as-char" draw:z-index="8" draw:name="Vorm4" draw:style-name="gr1" draw:text-style-name="P10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23"/></text:span></text:p>
          </table:table-cell>
          <table:table-cell table:style-name="_31_._5f_Installatie_5f_voorbereiden.D3" office:value-type="string">
            <text:p text:style-name="P83"><text:span text:style-name="Strong_20_Emphasis"><text:span text:style-name="T104">Install </text:span></text:span><text:span text:style-name="Strong_20_Emphasis"><text:span text:style-name="T122">Debian-</text:span></text:span><text:span text:style-name="Strong_20_Emphasis"><text:span text:style-name="T106">pa</text:span></text:span><text:span text:style-name="Strong_20_Emphasis"><text:span text:style-name="T118">ckage</text:span></text:span><text:span text:style-name="Strong_20_Emphasis"><text:span text:style-name="T106"> kz</text:span></text:span><text:span text:style-name="Strong_20_Emphasis"><text:span text:style-name="T106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21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63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/></text:span></text:p>
          </table:table-cell>
          <table:table-cell table:style-name="_31_._5f_Installatie_5f_voorbereiden.D4" office:value-type="string">
            <text:p text:style-name="P75"><text:span text:style-name="User_20_Entry"><text:span text:style-name="T20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4" office:value-type="string">
            <text:p text:style-name="P77"><text:span text:style-name="User_20_Entry"><text:span text:style-name="T20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0"><text:span text:style-name="Strong_20_Emphasis"><text:span text:style-name="T11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61"><text:span text:style-name="Strong_20_Emphasis"><text:span text:style-name="T123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23"><draw:control text:anchor-type="as-char" draw:z-index="15" draw:name="Vorm 7" draw:style-name="gr1" draw:text-style-name="P105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10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8" office:value-type="string">
            <text:p text:style-name="P75"><text:span text:style-name="Strong_20_Emphasis"><text:span text:style-name="T10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61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112">Sele</text:span></text:span><text:span text:style-name="Strong_20_Emphasis"><text:span text:style-name="T121">ct</text:span></text:span><text:span text:style-name="Strong_20_Emphasis"><text:span text:style-name="T112"> </text:span></text:span><text:span text:style-name="Strong_20_Emphasis"><text:span text:style-name="T135">1 <text:s/>Prepar</text:span></text:span><text:span text:style-name="Strong_20_Emphasis"><text:span text:style-name="T136">e</text:span></text:span><text:span text:style-name="Strong_20_Emphasis"><text:span text:style-name="T135"> installation</text:span></text:span><text:span text:style-name="Strong_20_Emphasis"><text:span text:style-name="T119">.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11" office:value-type="string">
            <text:p text:style-name="P52"><text:span text:style-name="Strong_20_Emphasis"><text:span text:style-name="T111">Follow the instructions on the screen.</text:span></text:span></text:p>
          </table:table-cell>
        </table:table-row>
      </table:table>
      <text:p text:style-name="P38"><text:span text:style-name="Strong_20_Emphasis"><text:span text:style-name="T3"/></text:span></text:p>
      <text:list text:continue-numbering="true" text:style-name="L1">
        <text:list-item>
          <text:p text:style-name="P86"><text:bookmark-start text:name="__RefNumPara__4009_12717081281"/><text:span text:style-name="Strong_20_Emphasis"><text:span text:style-name="T256">Perform installation</text:span></text:span><text:bookmark-end text:name="__RefNumPara__4009_12717081281"/></text:p>
        </text:list-item>
      </text:list>
      <text:p text:style-name="P60"><text:span text:style-name="Strong_20_Emphasis"><text:span text:style-name="T25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61"><text:span text:style-name="Strong_20_Emphasis"><text:span text:style-name="T123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61">Boot the computer from</text:span><text:span text:style-name="T262"><text:note text:id="ftn4" text:note-class="footnote"><text:note-citation>1</text:note-citation><text:note-body><text:p text:style-name="P80"><text:span text:style-name="T176">Boot menu/Setup via one of the </text:span><text:span text:style-name="T179">f</text:span><text:span text:style-name="T176">requently used keys:</text:span><text:span text:style-name="Definition"><text:span text:style-name="T177"> </text:span></text:span><text:span text:style-name="User_20_Entry"><text:span text:style-name="T228">Esc</text:span></text:span><text:span text:style-name="User_20_Entry"><text:span text:style-name="T203">,</text:span></text:span><text:span text:style-name="Definition"><text:span text:style-name="T177"> </text:span></text:span><text:span text:style-name="User_20_Entry"><text:span text:style-name="T228">Delete</text:span></text:span><text:span text:style-name="User_20_Entry"><text:span text:style-name="T204">,</text:span></text:span><text:span text:style-name="Definition"><text:span text:style-name="T177"> </text:span></text:span><text:span text:style-name="User_20_Entry"><text:span text:style-name="T228">F1</text:span></text:span><text:span text:style-name="User_20_Entry"><text:span text:style-name="T204">,</text:span></text:span><text:span text:style-name="Definition"><text:span text:style-name="T177"> </text:span></text:span><text:span text:style-name="User_20_Entry"><text:span text:style-name="T228">F2</text:span></text:span><text:span text:style-name="User_20_Entry"><text:span text:style-name="T204">,</text:span></text:span><text:span text:style-name="Definition"><text:span text:style-name="T177"> </text:span></text:span><text:span text:style-name="User_20_Entry"><text:span text:style-name="T228">F9</text:span></text:span><text:span text:style-name="User_20_Entry"><text:span text:style-name="T204">,</text:span></text:span><text:span text:style-name="Definition"><text:span text:style-name="T177"> </text:span></text:span><text:span text:style-name="User_20_Entry"><text:span text:style-name="T228">F10</text:span></text:span><text:span text:style-name="User_20_Entry"><text:span text:style-name="T204">,</text:span></text:span><text:span text:style-name="Definition"><text:span text:style-name="T177"> </text:span></text:span><text:span text:style-name="User_20_Entry"><text:span text:style-name="T228">F11</text:span></text:span><text:span text:style-name="User_20_Entry"><text:span text:style-name="T204">,</text:span></text:span><text:span text:style-name="Definition"><text:span text:style-name="T177"> o</text:span></text:span><text:span text:style-name="Definition"><text:span text:style-name="T178">R</text:span></text:span><text:span text:style-name="Definition"><text:span text:style-name="T177"> </text:span></text:span><text:span text:style-name="User_20_Entry"><text:span text:style-name="T228">F12</text:span></text:span><text:span text:style-name="User_20_Entry"><text:span text:style-name="T204">.</text:span></text:span></text:p></text:note-body></text:note></text:span><text:span text:style-name="T261"> an </text:span><text:span text:style-name="T235"><text:user-field-get text:name="Distro">Debian</text:user-field-get></text:span><text:span text:style-name="T236"><text:s/></text:span><text:span text:style-name="T236"><text:user-field-get text:name="Version">12</text:user-field-get></text:span><text:span text:style-name="Strong_20_Emphasis"><text:span text:style-name="T237"><text:s/></text:span></text:span><text:span text:style-name="Strong_20_Emphasis"><text:span text:style-name="T239"><text:user-field-get text:name="Edition">Server</text:user-field-get></text:span></text:span><text:span text:style-name="Strong_20_Emphasis"><text:span text:style-name="T239"><text:s/></text:span></text:span><text:span text:style-name="Strong_20_Emphasis"><text:span text:style-name="T241">Live</text:span></text:span><text:span text:style-name="Strong_20_Emphasis"><text:span text:style-name="T151"><text:note text:id="ftn5" text:note-class="footnote"><text:note-citation>2</text:note-citation><text:note-body><text:p text:style-name="P5"><text:span text:style-name="T410">From a Live USB stick you can boot and work with </text:span><text:span text:style-name="Strong_20_Emphasis"><text:span text:style-name="T291"><text:user-field-get text:name="Distro">Debian</text:user-field-get></text:span></text:span><text:span text:style-name="Strong_20_Emphasis"><text:span text:style-name="T291"><text:s/></text:span></text:span><text:span text:style-name="T410">without modifying any files on the hard drive and also allows installation of </text:span><text:span text:style-name="Strong_20_Emphasis"><text:span text:style-name="T291"><text:user-field-get text:name="Distro">Debian</text:user-field-get></text:span></text:span><text:span text:style-name="Strong_20_Emphasis"><text:span text:style-name="T291">.</text:span></text:span></text:p></text:note-body></text:note></text:span></text:span><text:span text:style-name="T148"> USB stick</text:span><text:span text:style-name="T149"><text:note text:id="ftn6" text:note-class="footnote"><text:note-citation>3</text:note-citation><text:note-body><text:p text:style-name="P79"><text:span text:style-name="Strong_20_Emphasis"><text:span text:style-name="T162">Create a bootable USB stick:<text:line-break/>Download a CD image file (.iso) from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413">debian.org</text:span></text:span></text:a><text:span text:style-name="Strong_20_Emphasis"><text:span text:style-name="T161">, </text:span></text:span><text:span text:style-name="Strong_20_Emphasis"><text:span text:style-name="T163">click consecutively </text:span></text:span><text:span text:style-name="Strong_20_Emphasis"><text:span text:style-name="T172">Other downloads</text:span></text:span><text:span text:style-name="Strong_20_Emphasis"><text:span text:style-name="T163"> <text:line-break/>(under Download) &gt; </text:span></text:span><text:span text:style-name="Strong_20_Emphasis"><text:span text:style-name="T172">Other live ISO</text:span></text:span><text:span text:style-name="Strong_20_Emphasis"><text:span text:style-name="T163"> (under try </text:span></text:span><text:span text:style-name="Strong_20_Emphasis"><text:span text:style-name="T163"><text:user-field-get text:name="Distro">Debian</text:user-field-get></text:span></text:span><text:span text:style-name="Strong_20_Emphasis"><text:span text:style-name="T163"><text:s/>live before installing) &gt; <text:line-break/></text:span></text:span><text:span text:style-name="Strong_20_Emphasis"><text:span text:style-name="T167">debian-live-</text:span></text:span><text:span text:style-name="Strong_20_Emphasis"><text:span text:style-name="T167"><text:user-field-get text:name="Version">12</text:user-field-get></text:span></text:span><text:span text:style-name="Strong_20_Emphasis"><text:span text:style-name="T167">.</text:span></text:span><text:span text:style-name="Strong_20_Emphasis"><text:span text:style-name="T168">.</text:span></text:span><text:span text:style-name="Strong_20_Emphasis"><text:span text:style-name="T167">.</text:span></text:span><text:span text:style-name="Strong_20_Emphasis"><text:span text:style-name="T169">-</text:span></text:span><text:span text:style-name="Strong_20_Emphasis"><text:span text:style-name="T167">amd64-</text:span></text:span><text:span text:style-name="Strong_20_Emphasis"><text:span text:style-name="T171">standard</text:span></text:span><text:span text:style-name="Strong_20_Emphasis"><text:span text:style-name="T170">.iso</text:span></text:span><text:span text:style-name="Strong_20_Emphasis"><text:span text:style-name="T160">.</text:span></text:span><text:span text:style-name="Strong_20_Emphasis"><text:span text:style-name="T162"><text:line-break/></text:span></text:span><text:span text:style-name="Strong_20_Emphasis"><text:span text:style-name="T164">The next steps are described in </text:span></text:span><text:span text:style-name="Strong_20_Emphasis"><text:span text:style-name="T173">Linux informati</text:span></text:span><text:span text:style-name="Strong_20_Emphasis"><text:span text:style-name="T174">on</text:span></text:span><text:span text:style-name="Strong_20_Emphasis"><text:span text:style-name="T1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14">karelzimmer.nl/en</text:span></text:span></text:a><text:span text:style-name="Strong_20_Emphasis"><text:span text:style-name="T164">, under </text:span></text:span><text:span text:style-name="Strong_20_Emphasis"><text:span text:style-name="T173">Linux</text:span></text:span><text:span text:style-name="Strong_20_Emphasis"><text:span text:style-name="T164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45">Sele</text:span></text:span><text:span text:style-name="Strong_20_Emphasis"><text:span text:style-name="T46">ct</text:span></text:span><text:span text:style-name="Strong_20_Emphasis"><text:span text:style-name="T40"> </text:span></text:span><text:span text:style-name="Strong_20_Emphasis"><text:span text:style-name="T82">Start install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218">Follow the instructions on the </text:span></text:span><text:span text:style-name="Strong_20_Emphasis"><text:span text:style-name="T219">installation</text:span></text:span><text:span text:style-name="Strong_20_Emphasis"><text:span text:style-name="T220"> screens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draw:control text:anchor-type="as-char" draw:z-index="5" draw:name="Vorm13" draw:style-name="gr1" draw:text-style-name="P105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127">At</text:span></text:span><text:span text:style-name="Strong_20_Emphasis"><text:span text:style-name="T126"> </text:span></text:span><text:span text:style-name="Strong_20_Emphasis"><text:span text:style-name="T140">Select your location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6" office:value-type="string">
            <text:p text:style-name="P97">Click on <text:span text:style-name="T434">other</text:span>.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6" office:value-type="string">
            <text:p text:style-name="P98">Click on <text:span text:style-name="T434">Europe</text:span><text:span text:style-name="T433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6" office:value-type="string">
            <text:p text:style-name="P99">Click on <text:span text:style-name="T434">Netherlands</text:span><text:span text:style-name="T433">.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6" office:value-type="string">
            <text:p text:style-name="P100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67"><text:span text:style-name="Strong_20_Emphasis"><text:span text:style-name="T123"><draw:control text:anchor-type="as-char" draw:z-index="16" draw:name="Vorm 1" draw:style-name="gr1" draw:text-style-name="P105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128">At</text:span></text:span><text:span text:style-name="Strong_20_Emphasis"><text:span text:style-name="T126"> </text:span></text:span><text:span text:style-name="Strong_20_Emphasis"><text:span text:style-name="T141">Configure the network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70"><text:span text:style-name="Strong_20_Emphasis"><text:span text:style-name="T133">E</text:span></text:span><text:span text:style-name="Strong_20_Emphasis"><text:span text:style-name="T125">nter </text:span></text:span><text:span text:style-name="Strong_20_Emphasis"><text:span text:style-name="T147">Hostname</text:span></text:span><text:span text:style-name="Definition"><text:span text:style-name="T9"> </text:span></text:span><text:span text:style-name="Definition"><text:span text:style-name="T15">serv</text:span></text:span><text:span text:style-name="Definition"><text:span text:style-name="T13">erna</text:span></text:span><text:span text:style-name="Definition"><text:span text:style-name="T14">me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10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68"><text:span text:style-name="Strong_20_Emphasis"><text:span text:style-name="T123"><draw:control text:anchor-type="as-char" draw:z-index="17" draw:name="Vorm 2" draw:style-name="gr1" draw:text-style-name="P105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102"><text:span text:style-name="T438">At</text:span><text:span text:style-name="T437"> </text:span><text:span text:style-name="T434">Set up users and passwords</text:span><text:span text:style-name="T437">: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71"><text:span text:style-name="T425">Don</text:span><text:span text:style-name="T306">'t set </text:span><text:span text:style-name="T308">Root</text:span><text:span text:style-name="T306"> pass</text:span><text:span text:style-name="T307">w</text:span><text:span text:style-name="T306">ord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73"><text:span text:style-name="Strong_20_Emphasis"><text:span text:style-name="T133">E</text:span></text:span><text:span text:style-name="Strong_20_Emphasis"><text:span text:style-name="T125">nter </text:span></text:span><text:span text:style-name="Strong_20_Emphasis"><text:span text:style-name="T142">Full name of the new user</text:span></text:span><text:span text:style-name="Strong_20_Emphasis"><text:span text:style-name="T139"> </text:span></text:span><text:span text:style-name="Definition"><text:span text:style-name="T13">USER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72"><text:span text:style-name="T425">Enter </text:span><text:span text:style-name="T430">User </text:span><text:span text:style-name="T431">n</text:span><text:span text:style-name="T430">ame for you</text:span><text:span text:style-name="T431">r</text:span><text:span text:style-name="T430"> account</text:span><text:span text:style-name="Strong_20_Emphasis"><text:span text:style-name="T131"> </text:span></text:span><text:span text:style-name="Definition"><text:span text:style-name="T13">USERna</text:span></text:span><text:span text:style-name="Definition"><text:span text:style-name="T14">me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74"><text:span text:style-name="T425">E</text:span><text:span text:style-name="Strong_20_Emphasis"><text:span text:style-name="T132">nter a </text:span></text:span><text:span text:style-name="Strong_20_Emphasis"><text:span text:style-name="T144">password</text:span></text:span><text:span text:style-name="Strong_20_Emphasis"><text:span text:style-name="T132"> twice.</text:span></text:span></text:p>
          </table:table-cell>
        </table:table-row>
      </table:table>
      <text:p text:style-name="P30"><text:span text:style-name="Strong_20_Emphasis"><text:span text:style-name="T130"/></text:span></text:p>
      <text:list text:continue-numbering="true" text:style-name="L1">
        <text:list-item>
          <text:p text:style-name="P89"><text:bookmark-start text:name="__RefNumPara__12966_2272496019"/><text:span text:style-name="Strong_20_Emphasis"><text:span text:style-name="T146">Finish installation</text:span></text:span><text:bookmark-end text:name="__RefNumPara__12966_2272496019"/></text:p>
        </text:list-item>
      </text:list>
      <text:p text:style-name="P31"><text:span text:style-name="Strong_20_Emphasis"><text:span text:style-name="T9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64"><text:span text:style-name="Strong_20_Emphasis"><text:span text:style-name="T123"><draw:control text:anchor-type="as-char" draw:z-index="6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96">Log in as </text:span></text:span><text:span text:style-name="Definition"><text:span text:style-name="T12">USER</text:span></text:span><text:span text:style-name="Strong_20_Emphasis"><text:span text:style-name="T9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124"><draw:control text:anchor-type="as-char" draw:z-index="25" draw:name="Vorm4_ 1" draw:style-name="gr1" draw:text-style-name="P105" svg:width="0.35cm" svg:height="0.35cm" draw:control="control24"/></text:span></text:span></text:p>
          </table:table-cell>
          <table:table-cell table:style-name="_33_._5f_Installatie_5f_afronden.C2" office:value-type="string">
            <text:p text:style-name="P25"><text:span text:style-name="Strong_20_Emphasis"><text:span text:style-name="T213">Additional </text:span></text:span><text:span text:style-name="Definition"><text:span text:style-name="T432">user</text:span></text:span><text:span text:style-name="Strong_20_Emphasis"><text:span text:style-name="T213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2" office:value-type="string">
            <text:p text:style-name="P103">sudo useradd --create-home -- comm<text:span text:style-name="T477">e</text:span>n<text:span text:style-name="T477">t</text:span> <text:span text:style-name="T316">'</text:span><text:span text:style-name="T317">user</text:span><text:span text:style-name="T316">' [--groups adm,sudo] </text:span><text:span text:style-name="T317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2" office:value-type="string">
            <text:p text:style-name="P104">sudo passwd <text:span text:style-name="T478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61"><text:span text:style-name="Strong_20_Emphasis"><text:span text:style-name="T123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2"><text:span text:style-name="Strong_20_Emphasis"><text:span text:style-name="T104">Install </text:span></text:span><text:span text:style-name="Strong_20_Emphasis"><text:span text:style-name="T122">Debian-</text:span></text:span><text:span text:style-name="Strong_20_Emphasis"><text:span text:style-name="T106">pa</text:span></text:span><text:span text:style-name="Strong_20_Emphasis"><text:span text:style-name="T118">ckage</text:span></text:span><text:span text:style-name="Strong_20_Emphasis"><text:span text:style-name="T106"> kz</text:span></text:span><text:span text:style-name="Strong_20_Emphasis"><text:span text:style-name="T106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21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63"><text:span text:style-name="Strong_20_Emphasis"><text:span text:style-name="T104"/></text:span></text:p>
          </table:table-cell>
          <table:table-cell table:style-name="_33_._5f_Installatie_5f_afronden.C8" office:value-type="string">
            <text:p text:style-name="P75"><text:span text:style-name="User_20_Entry"><text:span text:style-name="T20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8" office:value-type="string">
            <text:p text:style-name="P77"><text:span text:style-name="User_20_Entry"><text:span text:style-name="T20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51"><text:span text:style-name="Strong_20_Emphasis"><text:span text:style-name="T11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64"><text:span text:style-name="Strong_20_Emphasis"><text:span text:style-name="T123"><draw:control text:anchor-type="as-char" draw:z-index="7" draw:name="Vorm33" draw:style-name="gr1" draw:text-style-name="P105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8"><text:span text:style-name="Strong_20_Emphasis"><text:span text:style-name="T11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/>
          </table:table-cell>
          <table:table-cell table:style-name="_33_._5f_Installatie_5f_afronden.C12" office:value-type="string">
            <text:p text:style-name="P75"><text:span text:style-name="Strong_20_Emphasis"><text:span text:style-name="T10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64"><text:span text:style-name="Strong_20_Emphasis"><text:span text:style-name="T104"/></text:span></text:p>
          </table:table-cell>
          <table:table-cell table:style-name="_33_._5f_Installatie_5f_afronden.C14" office:value-type="string">
            <text:p text:style-name="P76"><text:span text:style-name="Strong_20_Emphasis"><text:span text:style-name="T112">Sele</text:span></text:span><text:span text:style-name="Strong_20_Emphasis"><text:span text:style-name="T121">ct</text:span></text:span><text:span text:style-name="Strong_20_Emphasis"><text:span text:style-name="T113"> </text:span></text:span><text:span text:style-name="Strong_20_Emphasis"><text:span text:style-name="T145">3</text:span></text:span><text:span text:style-name="Strong_20_Emphasis"><text:span text:style-name="T209"> <text:s/></text:span></text:span><text:span text:style-name="Strong_20_Emphasis"><text:span text:style-name="T210">Finish installatio</text:span></text:span><text:span text:style-name="Strong_20_Emphasis"><text:span text:style-name="T211">n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94"/>
          </table:table-cell>
          <table:table-cell table:style-name="_33_._5f_Installatie_5f_afronden.A1" office:value-type="string">
            <text:p text:style-name="P94"/>
          </table:table-cell>
          <table:table-cell table:style-name="_33_._5f_Installatie_5f_afronden.C15" office:value-type="string">
            <text:p text:style-name="P53"><text:span text:style-name="Strong_20_Emphasis"><text:span text:style-name="T111">Follow the instructions on the screen.</text:span></text:span></text:p>
          </table:table-cell>
        </table:table-row>
      </table:table>
      <text:p text:style-name="P31"><text:span text:style-name="Strong_20_Emphasis"><text:span text:style-name="T96"><text:tab/></text:span></text:span></text:p>
      <text:p text:style-name="P32"><text:span text:style-name="Strong_20_Emphasis"><text:span text:style-name="T111"/></text:span></text:p>
      <text:list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418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65"><text:span text:style-name="Strong_20_Emphasis"><text:span text:style-name="T123"><draw:control text:anchor-type="as-char" draw:z-index="10" draw:name="Vorm36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123"><draw:control text:anchor-type="as-char" draw:z-index="12" draw:name="Vorm36_ 1" draw:style-name="gr1" draw:text-style-name="P105" svg:width="0.35cm" svg:height="0.35cm" draw:control="control11"/></text:span></text:span></text:p>
          </table:table-cell>
          <table:table-cell table:style-name="Tabel2.D1" office:value-type="string">
            <text:p text:style-name="P27"><text:span text:style-name="Strong_20_Emphasis"><text:span text:style-name="T98">Log in as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105"><text:note text:id="ftn8" text:note-class="footnote"><text:note-citation>1</text:note-citation><text:note-body><text:p text:style-name="P34"><text:span text:style-name="User_20_Entry"><text:span text:style-name="T214">Login any additional </text:span></text:span><text:span text:style-name="Definition"><text:span text:style-name="T408">USER</text:span></text:span><text:span text:style-name="User_20_Entry"><text:span text:style-name="T215">s </text:span></text:span><text:span text:style-name="User_20_Entry"><text:span text:style-name="T214">and follow the same steps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66"><text:span text:style-name="Strong_20_Emphasis"><text:span text:style-name="T123"><draw:control text:anchor-type="as-char" draw:z-index="11" draw:name="Vorm36_2" draw:style-name="gr1" draw:text-style-name="P10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123"><draw:control text:anchor-type="as-char" draw:z-index="13" draw:name="Vorm36_ 2" draw:style-name="gr1" draw:text-style-name="P105" svg:width="0.35cm" svg:height="0.35cm" draw:control="control12"/></text:span></text:span></text:p>
          </table:table-cell>
          <table:table-cell table:style-name="Tabel2.D3" office:value-type="string">
            <text:p text:style-name="P28"><text:span text:style-name="Strong_20_Emphasis"><text:span text:style-name="T115">Set up the</text:span></text:span><text:span text:style-name="Strong_20_Emphasis"><text:span text:style-name="T116"> </text:span></text:span><text:span text:style-name="Strong_20_Emphasis"><text:span text:style-name="T120">user</text:span></text:span><text:span text:style-name="Definition"><text:span text:style-name="T428">:</text:span>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D4" office:value-type="string">
            <text:p text:style-name="P75"><text:span text:style-name="Strong_20_Emphasis"><text:span text:style-name="T107">Type 'kz menu', followed by the</text:span></text:span><text:span text:style-name="Strong_20_Emphasis"><text:span text:style-name="T110"> </text:span></text:span><text:span text:style-name="Strong_20_Emphasis"><text:span text:style-name="T108">Enter</text:span></text:span><text:span text:style-name="Strong_20_Emphasis"><text:span text:style-name="T10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9"><text:span text:style-name="Strong_20_Emphasis"><text:span text:style-name="T112">Sele</text:span></text:span><text:span text:style-name="Strong_20_Emphasis"><text:span text:style-name="T121">ct</text:span></text:span><text:span text:style-name="Strong_20_Emphasis"><text:span text:style-name="T113"> </text:span></text:span><text:span text:style-name="Strong_20_Emphasis"><text:span text:style-name="T145">4 <text:s/></text:span></text:span><text:span text:style-name="Strong_20_Emphasis"><text:span text:style-name="T137">Provision user</text:span></text:span><text:span text:style-name="Strong_20_Emphasis"><text:span text:style-name="T145"> </text:span></text:span><text:span text:style-name="Strong_20_Emphasis"><text:span text:style-name="T107">followed by the</text:span></text:span><text:span text:style-name="Strong_20_Emphasis"><text:span text:style-name="T110"> </text:span></text:span><text:span text:style-name="Strong_20_Emphasis"><text:span text:style-name="T108">Enter</text:span></text:span><text:span text:style-name="Strong_20_Emphasis"><text:span text:style-name="T107"> key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4"><text:span text:style-name="Strong_20_Emphasis"><text:span text:style-name="T111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240">End of checklist,</text:span><text:span text:style-name="T238"> </text:span><text:span text:style-name="T238"><text:user-field-get text:name="Distro">Debian</text:user-field-get></text:span><text:span text:style-name="T236"><text:s/></text:span><text:span text:style-name="T236"><text:user-field-get text:name="Version">12</text:user-field-get></text:span><text:span text:style-name="Strong_20_Emphasis"><text:span text:style-name="T242"><text:s/></text:span></text:span><text:span text:style-name="Strong_20_Emphasis"><text:span text:style-name="T239"><text:user-field-get text:name="Edition">Server</text:user-field-get></text:span></text:span><text:span text:style-name="Strong_20_Emphasis"><text:span text:style-name="T239"><text:s/></text:span></text:span><text:span text:style-name="Strong_20_Emphasis"><text:span text:style-name="T240">installation is complete.</text:span></text:span></text:p>
      <text:p text:style-name="P37"/>
      <text:p text:style-name="P47"><text:span text:style-name="Emphasis"><text:span text:style-name="T442">Written</text:span></text:span><text:span text:style-name="Emphasis"><text:span text:style-name="T443"> </text:span></text:span><text:span text:style-name="Emphasis"><text:span text:style-name="T442">by</text:span></text:span><text:span text:style-name="Emphasis"><text:span text:style-name="T44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458">Karel Zimmer</text:span></text:span></text:a><text:span text:style-name="Emphasis"><text:span text:style-name="T444">.</text:span></text:span></text:p>
      <text:p text:style-name="P48"><text:span text:style-name="Emphasis"><text:span text:style-name="T446">C</text:span></text:span><text:span text:style-name="Emphasis"><text:span text:style-name="T447">C0</text:span></text:span><text:span text:style-name="Emphasis"><text:span text:style-name="T444"> 1.0 </text:span></text:span><text:span text:style-name="Emphasis"><text:span text:style-name="T445">Universal</text:span></text:span><text:span text:style-name="Emphasis"><text:span text:style-name="T448"> </text:span></text:span><text:span text:style-name="Emphasis"><text:span text:style-name="T44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448"><text:s/></text:span></text:span><text:span text:style-name="Emphasis"><text:span text:style-name="T44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44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08T07:42:02.702407976">08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42:02.589960844</dc:date>
    <meta:keyword>Installatie</meta:keyword>
    <meta:keyword>Checklist</meta:keyword>
    <meta:keyword>Linux</meta:keyword>
    <meta:editing-cycles>7007</meta:editing-cycles>
    <meta:editing-duration>P12DT9H30M8S</meta:editing-duration>
    <meta:print-date>2021-03-23T20:07:57.967210640</meta:print-date>
    <dc:creator>Karel Zimmer</dc:creator>
    <meta:document-statistic meta:table-count="4" meta:image-count="2" meta:object-count="0" meta:page-count="4" meta:paragraph-count="88" meta:word-count="485" meta:character-count="3098" meta:non-whitespace-character-count="2641"/>
    <meta:user-defined meta:name="Info 1"/>
    <meta:user-defined meta:name="Info 2"/>
    <meta:user-defined meta:name="Info 3"/>
    <meta:user-defined meta:name="Info 4"/>
  </office:meta>
</office:document-meta>
</file>